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347D32466C09DE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color="#1c1c1c" draw:fill-color="#1c1c1c" draw:textarea-horizontal-align="justify" draw:textarea-vertical-align="middle" draw:auto-grow-height="false" fo:min-height="2.325cm" fo:min-width="5.073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472cm" fo:min-width="5.082cm"/>
    </style:style>
    <style:style style:name="gr4" style:family="graphic" style:parent-style-name="standard">
      <style:graphic-properties svg:stroke-color="#333333" draw:fill-color="#333333" draw:textarea-horizontal-align="justify" draw:textarea-vertical-align="middle" draw:auto-grow-height="false" fo:min-height="0cm" fo:min-width="4.976cm"/>
    </style:style>
    <style:style style:name="gr5" style:family="graphic" style:parent-style-name="standard">
      <style:graphic-properties svg:stroke-color="#111111" draw:fill-color="#111111" draw:textarea-horizontal-align="justify" draw:textarea-vertical-align="middle" draw:auto-grow-height="false" fo:min-height="0cm" fo:min-width="3.118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107cm" fo:min-width="0cm"/>
    </style:style>
    <style:style style:name="gr7" style:family="graphic" style:parent-style-name="standard">
      <style:graphic-properties svg:stroke-color="#111111" draw:fill-color="#111111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333333" draw:fill-color="#333333" draw:textarea-horizontal-align="justify" draw:textarea-vertical-align="middle" draw:auto-grow-height="false" fo:min-height="0cm" fo:min-width="2.975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078cm" fo:min-width="0.183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076cm" fo:min-width="0.183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d428" draw:textarea-horizontal-align="justify" draw:textarea-vertical-align="middle" draw:auto-grow-height="false" fo:min-height="0.037cm" fo:min-width="0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972f" draw:textarea-horizontal-align="justify" draw:textarea-vertical-align="middle" draw:auto-grow-height="false" fo:min-height="3.811cm" fo:min-width="2.94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972f" draw:textarea-horizontal-align="justify" draw:textarea-vertical-align="middle" draw:auto-grow-height="false" fo:min-height="0cm" fo:min-width="2.5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f972f" draw:textarea-horizontal-align="justify" draw:textarea-vertical-align="middle" draw:auto-grow-height="false" fo:min-height="0cm" fo:min-width="2.502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ff972f" draw:textarea-horizontal-align="justify" draw:textarea-vertical-align="middle" draw:auto-grow-height="false" fo:min-height="0.037cm" fo:min-width="3.451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ff972f" draw:textarea-horizontal-align="justify" draw:textarea-vertical-align="middle" draw:auto-grow-height="false" fo:min-height="0.036cm" fo:min-width="3.454cm" fo:padding-top="0.165cm" fo:padding-bottom="0.165cm" fo:padding-left="0.29cm" fo:padding-right="0.29cm"/>
    </style:style>
    <style:style style:name="gr17" style:family="graphic" style:parent-style-name="standard">
      <style:graphic-properties svg:stroke-color="#111111" draw:fill-color="#000000" draw:textarea-horizontal-align="justify" draw:textarea-vertical-align="middle" draw:auto-grow-height="false" fo:min-height="0cm" fo:min-width="0.721cm"/>
    </style:style>
    <style:style style:name="gr18" style:family="graphic" style:parent-style-name="standard">
      <style:graphic-properties svg:stroke-color="#111111" draw:fill-color="#000000" draw:textarea-horizontal-align="justify" draw:textarea-vertical-align="middle" draw:auto-grow-height="false" fo:min-height="0cm" fo:min-width="0.723cm"/>
    </style:style>
    <style:style style:name="gr19" style:family="graphic" style:parent-style-name="standard">
      <style:graphic-properties svg:stroke-color="#111111" draw:fill-color="#000000" draw:textarea-horizontal-align="justify" draw:textarea-vertical-align="middle" draw:auto-grow-height="false" fo:min-height="0cm" fo:min-width="0.722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037cm" fo:min-width="1.373cm" fo:padding-top="0.165cm" fo:padding-bottom="0.165cm" fo:padding-left="0.29cm" fo:padding-right="0.29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c1c1c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111111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d428"/>
      <style:paragraph-properties fo:text-align="center"/>
    </style:style>
    <style:style style:name="P8" style:family="paragraph">
      <loext:graphic-properties draw:fill-color="#ff972f"/>
      <style:paragraph-properties fo:text-align="center"/>
    </style:style>
    <style:style style:name="P9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216cm" svg:height="0.736cm" svg:x="9.575cm" svg:y="12.448cm" svg:viewBox="0 0 4217 737" svg:d="M0 665c212-1 416 58 628 66 170 7 340 12 513-16 218-35 439-58 661-67 231-10 456-85 662-181 193-90 366-213 545-331 182-120 415-126 629-133 180-7 363 0 545 0h34">
          <text:p/>
        </draw:path>
        <draw:custom-shape draw:style-name="gr2" draw:text-style-name="P2" draw:layer="layout" svg:width="5.573cm" svg:height="2.575cm" draw:transform="skewX (0.681551072903786) rotate (-0.0246091424531214) translate (3.947cm 12.46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82cm" svg:height="3.722cm" draw:transform="skewX (-0.0242600766027212) rotate (-0.0240855436775223) translate (3.933cm 8.78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76cm" svg:height="0.25cm" draw:transform="rotate (-0.0226892802759269) translate (1.795cm 14.98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618cm" svg:height="0.18cm" draw:transform="rotate (1.57341432067289) translate (9.407cm 12.81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346cm" svg:height="0.357cm" svg:x="9.4cm" svg:y="8.8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178cm" svg:height="0.276cm" svg:x="9.399cm" svg:y="8.91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4" draw:layer="layout" svg:width="3.475cm" svg:height="0.25cm" draw:transform="rotate (0.832696586126495) translate (7.066cm 15.21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683cm" svg:height="0.328cm" draw:transform="skewX (0.747524518629171) translate (9.245cm 12.95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683cm" svg:height="0.326cm" draw:transform="skewX (-0.0153588974175501) translate (13.43cm 12.314cm)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1" draw:text-style-name="P7" draw:layer="layout" svg:width="0.365cm" svg:height="0.367cm" draw:transform="rotate (-1.5707963267949) translate (19.817cm 11.9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7" draw:layer="layout" svg:width="0.367cm" svg:height="0.367cm" draw:transform="rotate (-1.5707963267949) translate (19.817cm 12.83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7" draw:layer="layout" svg:width="0.366cm" svg:height="0.367cm" draw:transform="rotate (-1.5707963267949) translate (19.818cm 13.8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7" draw:layer="layout" svg:width="0.367cm" svg:height="0.367cm" draw:transform="rotate (-1.5707963267949) translate (19.818cm 14.6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8" draw:layer="layout" svg:width="3.52cm" svg:height="4.141cm" draw:transform="skewX (-0.000174532925199433) rotate (-1.5704472609445) translate (18.718cm 11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8" draw:layer="layout" svg:width="4.032cm" svg:height="0.393cm" draw:transform="rotate (-1.5706217938697) translate (19.111cm 11.49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439.01268426466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" draw:text-style-name="P8" draw:layer="layout" svg:width="4.034cm" svg:height="0.396cm" draw:transform="rotate (1.57131992557049) translate (14.169cm 15.52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439.01268426466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5" draw:text-style-name="P8" draw:layer="layout" svg:width="4.031cm" svg:height="0.367cm" draw:transform="rotate (-1.5702727280193) translate (19.45cm 11.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8" draw:layer="layout" svg:width="4.034cm" svg:height="0.366cm" draw:transform="rotate (-1.5702727280193) translate (14.196cm 11.4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draw:layer="layout" svg:width="1.221cm" svg:height="0.121cm" draw:transform="rotate (-1.5707963267949) translate (18.35cm 11.9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1.223cm" svg:height="0.122cm" draw:transform="rotate (-1.5707963267949) translate (18.352cm 13.8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1.223cm" svg:height="0.122cm" draw:transform="rotate (-1.5707963267949) translate (17.984cm 11.9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3" draw:layer="layout" svg:width="1.222cm" svg:height="0.121cm" draw:transform="rotate (-1.5707963267949) translate (17.985cm 13.8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1.223cm" svg:height="0.123cm" draw:transform="rotate (-1.5707963267949) translate (17.618cm 11.9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3" draw:layer="layout" svg:width="1.222cm" svg:height="0.124cm" draw:transform="rotate (-1.5707963267949) translate (17.619cm 13.8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1.223cm" svg:height="0.121cm" draw:transform="rotate (-1.5699236621689) translate (17.25cm 11.9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3" draw:layer="layout" svg:width="1.222cm" svg:height="0.122cm" draw:transform="rotate (-1.5699236621689) translate (17.251cm 13.8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1.223cm" svg:height="0.123cm" draw:transform="rotate (-1.5707963267949) translate (16.885cm 11.9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3" draw:layer="layout" svg:width="1.222cm" svg:height="0.122cm" draw:transform="rotate (-1.5699236621689) translate (16.885cm 13.8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1.223cm" svg:height="0.122cm" draw:transform="rotate (-1.5699236621689) translate (16.517cm 11.9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3" draw:layer="layout" svg:width="1.222cm" svg:height="0.121cm" draw:transform="rotate (-1.5699236621689) translate (16.518cm 13.8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draw:layer="layout" svg:width="1.221cm" svg:height="0.122cm" draw:transform="rotate (-1.5699236621689) translate (16.151cm 11.9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1.223cm" svg:height="0.123cm" draw:transform="rotate (-1.5707963267949) translate (16.152cm 13.8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draw:layer="layout" svg:width="1.221cm" svg:height="0.121cm" draw:transform="rotate (-1.5683528658421) translate (15.783cm 11.9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1.223cm" svg:height="0.123cm" draw:transform="rotate (-1.5699236621689) translate (15.786cm 13.8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draw:layer="layout" svg:width="1.221cm" svg:height="0.122cm" draw:transform="rotate (-1.5699236621689) translate (15.418cm 11.9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1.223cm" svg:height="0.122cm" draw:transform="rotate (-1.5699236621689) translate (15.419cm 13.8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draw:layer="layout" svg:width="1.221cm" svg:height="0.123cm" draw:transform="rotate (-1.5707963267949) translate (15.052cm 11.9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1.223cm" svg:height="0.121cm" draw:transform="rotate (-1.5699236621689) translate (15.052cm 13.8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9" draw:layer="layout" svg:width="1.953cm" svg:height="0.367cm" draw:transform="rotate (-1.5707963267949) translate (14.686cm 12.4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21" draw:text-style-name="P1" draw:layer="layout" svg:width="4.847cm" svg:height="2.723cm" draw:transform="skewX (-0.028623399732707) rotate (-0.0294960643587044) translate (4.26cm 9.09cm)">
          <draw:image xlink:href="Pictures/100000010000078000000438347D32466C09DE0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6T16:21:28.384588446</meta:creation-date>
    <meta:editing-duration>PT1M43S</meta:editing-duration>
    <meta:editing-cycles>2</meta:editing-cycles>
    <meta:generator>LibreOffice/7.3.7.2$Linux_X86_64 LibreOffice_project/30$Build-2</meta:generator>
    <dc:date>2024-04-06T16:23:06.741678162</dc:date>
    <meta:document-statistic meta:object-count="43"/>
  </office:meta>
</office:document-meta>
</file>